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text-properties style:font-name="Times New Roman"/>
    </style:style>
    <style:style style:name="P3" style:family="paragraph" style:parent-style-name="Default_20_Text">
      <style:text-properties style:font-name="Times New Roman" fo:font-style="italic" style:font-style-asian="italic" style:font-style-complex="italic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Default_20_Text">
      <style:paragraph-properties fo:text-align="center" style:justify-single-word="false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0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2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72ccb"/>
    </style:style>
    <style:style style:name="T3" style:family="text">
      <style:text-properties officeooo:rsid="00191876"/>
    </style:style>
    <style:style style:name="T4" style:family="text">
      <style:text-properties officeooo:rsid="001a22d5"/>
    </style:style>
    <style:style style:name="T5" style:family="text">
      <style:text-properties fo:color="#0000ff" style:font-name="Times New Roman" fo:font-weight="bold" style:font-weight-asian="bold" style:font-weight-complex="bold"/>
    </style:style>
    <style:style style:name="T6" style:family="text">
      <style:text-properties fo:color="#0000ff" style:font-name="Times New Roman" fo:font-weight="bold" officeooo:rsid="001af27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TEMPLATE DOCUMENT FOR </text:span><text:span text:style-name="T6">STOCK</text:span></text:p>
      <text:p text:style-name="P2"/>
      <text:p text:style-name="P13">This is an ODT template document used to generate personalized documents for your customers or suppliers.</text:p>
      <text:p text:style-name="P13"/>
      <text:p text:style-name="P11">My information:</text:p>
      <text:p text:style-name="P3">This is a list of tags that will be replaced with your informations:</text:p>
      <text:p text:style-name="P4">mycompany_logo = {mycompany_logo}</text:p>
      <text:p text:style-name="P4">mycompany_name = {mycompany_name}</text:p>
      <text:p text:style-name="P4">mycompany_address = {mycompany_address}</text:p>
      <text:p text:style-name="P4">mycompany_zip = {mycompany_zip}</text:p>
      <text:p text:style-name="P4">mycompany_town = {mycompany_town}</text:p>
      <text:p text:style-name="P4">mycompany_country = {mycompany_country}</text:p>
      <text:p text:style-name="P22">mycompany_country_code = {mycompany_country_code}</text:p>
      <text:p text:style-name="P22">mycompany_state = {mycompany_state}</text:p>
      <text:p text:style-name="P22">mycompany_state_code = {mycompany_state_code}</text:p>
      <text:p text:style-name="P4">mycompany_phone = {mycompany_phone}</text:p>
      <text:p text:style-name="P4">mycompany_fax = {mycompany_fax}</text:p>
      <text:p text:style-name="P4">mycompany_email = {mycompany_email}</text:p>
      <text:p text:style-name="P4">mycompany_web = {mycompany_web}</text:p>
      <text:p text:style-name="P4">mycompany_barcode = {mycompany_barcode}</text:p>
      <text:p text:style-name="P4">mycompany_capital= {mycompany_capital}</text:p>
      <text:p text:style-name="P4">mycompany_juridicalstatus= {mycompany_juridicalstatus}</text:p>
      <text:p text:style-name="P4">mycompany_idprof1 = {mycompany_idprof1}</text:p>
      <text:p text:style-name="P4">mycompany_idprof2 = {mycompany_idprof2}</text:p>
      <text:p text:style-name="P4">mycompany_idprof3 = {mycompany_idprof3}</text:p>
      <text:p text:style-name="P4">mycompany_idprof4 = {mycompany_idprof4}</text:p>
      <text:p text:style-name="P22">mycompany_idprof5 = {mycompany_idprof5}</text:p>
      <text:p text:style-name="P22">mycompany_idprof6 = {mycompany_idprof6}</text:p>
      <text:p text:style-name="P4">mycompany_vatnumber = {mycompany_vatnumber}</text:p>
      <text:p text:style-name="P4">mycompany_note_<text:span text:style-name="T4">private</text:span> = <text:span text:style-name="T4">{mycompany_note_private}</text:span></text:p>
      <text:p text:style-name="P4">...</text:p>
      <text:p text:style-name="P5"/>
      <text:p text:style-name="P6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22">company_country_code = {company_country_code}</text:p>
      <text:p text:style-name="P22">company_state = {company_state}</text:p>
      <text:p text:style-name="P22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22">company_idprof5 = {company_idprof5}</text:p>
      <text:p text:style-name="P22">company_idprof6 = {company_idprof6}</text:p>
      <text:p text:style-name="P4">company_vatnumber = {company_vatnumber}</text:p>
      <text:p text:style-name="P5">company_note_<text:span text:style-name="T3">private</text:span> = <text:span text:style-name="T3">{company_note_private}</text:span></text:p>
      <text:p text:style-name="P5">…</text:p>
      <text:p text:style-name="P2"><text:soft-page-break/></text:p>
      <text:p text:style-name="P6">User information:</text:p>
      <text:p text:style-name="P8">myuser_lastname = {myuser_lastname}</text:p>
      <text:p text:style-name="P8">myuser_firstname = {myuser_firstname}</text:p>
      <text:p text:style-name="P8">myuser_login = {myuser_login}</text:p>
      <text:p text:style-name="P8">myuser_email = {myuser_email}</text:p>
      <text:p text:style-name="P20">[!-- IF {myuser_email} --]</text:p>
      <text:p text:style-name="P20">My email is defined to {myuser_email}</text:p>
      <text:p text:style-name="P21">[!-- ELSE {myuser_email} --]</text:p>
      <text:p text:style-name="P20">My email is NO<text:span text:style-name="T2">T</text:span> defined</text:p>
      <text:p text:style-name="P20">[!-- ENDIF {myuser_email} --]</text:p>
      <text:p text:style-name="P9">...</text:p>
      <text:p text:style-name="P5"/>
      <text:p text:style-name="P5"/>
      <text:p text:style-name="P5"/>
      <text:p text:style-name="P5"/>
      <text:p text:style-name="P6">Object information:</text:p>
      <text:p text:style-name="P3">This is a list of other tags that will be replaced with correct values (tags between {}) :</text:p>
      <text:p text:style-name="P4">object_id = {object_id}</text:p>
      <text:p text:style-name="P4">object_ref = {object_ref}</text:p>
      <text:p text:style-name="P4">object_ref_customer = {object_ref_customer}</text:p>
      <text:p text:style-name="P4">object_date = {object_date}</text:p>
      <text:p text:style-name="P4">object_date_delivery = {object_date_delivery} </text:p>
      <text:p text:style-name="P4">object_date_creation = {object_date_creation}</text:p>
      <text:p text:style-name="P4">object_date_validation = {object_date_validation}</text:p>
      <text:p text:style-name="P4">object_date_close = {object_date_close}</text:p>
      <text:p text:style-name="P4">object_total_ht = {object_total_ht}</text:p>
      <text:p text:style-name="P4">object_total_vat = {object_total_vat}</text:p>
      <text:p text:style-name="P4">object_total_ttc = {object_total_ttc}</text:p>
      <text:p text:style-name="P4">object_payment_mode = {object_payment_mode}</text:p>
      <text:p text:style-name="P4">object_payment_term = {object_payment_term}</text:p>
      <text:p text:style-name="P4">object_note_private = {object_note_private}</text:p>
      <text:p text:style-name="P4">object_note = {object_note}</text:p>
      <text:p text:style-name="P4">free_text = {free_text}</text:p>
      <text:p text:style-name="P5">...</text:p>
      <text:p text:style-name="P3"/>
      <text:p text:style-name="P3"/>
      <text:p text:style-name="P7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0">[!-- END row.lines --]</text:p>
      <text:p text:style-name="P3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8">[!-- BEGIN row.lines --]{line_fulldesc}</text:p>
            <text:p text:style-name="P18"/>
            <text:p text:style-name="P17">{line_date_start_rfc}</text:p>
            <text:p text:style-name="P17">{line_date_end_rfc}</text:p>
            <text:p text:style-name="P17"/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9">=</text:p>
            <text:p text:style-name="P19">{line_price_ht_locale}</text:p>
            <text:p text:style-name="P16">[!-- END row.lines --]</text:p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5T15:04:27.344000000</dc:date>
    <meta:editing-duration>PT5H37M56S</meta:editing-duration>
    <meta:editing-cycles>70</meta:editing-cycles>
    <meta:generator>LibreOffice/6.4.0.3$Windows_X86_64 LibreOffice_project/b0a288ab3d2d4774cb44b62f04d5d28733ac6df8</meta:generator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